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2FA489E1.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svg:stroke-width="0.102cm" draw:marker-start="Circle" draw:marker-start-width="0.352cm" draw:marker-end="Circle" draw:marker-end-width="0.352cm" draw:textarea-horizontal-align="center" draw:textarea-vertical-align="middle" fo:padding-top="0.175cm" fo:padding-bottom="0.175cm" fo:padding-left="0.3cm" fo:padding-right="0.3cm"/>
    </style:style>
    <style:style style:name="gr3" style:family="graphic" style:parent-style-name="standard">
      <style:graphic-properties draw:fill="solid" draw:fill-color="#ffffff" draw:textarea-horizontal-align="justify" draw:textarea-vertical-align="middle" draw:auto-grow-height="false" fo:min-height="0cm" fo:min-width="0cm" fo:wrap-option="no-wrap" draw:shadow="visible"/>
    </style:style>
    <style:style style:name="gr4" style:family="graphic" style:parent-style-name="standard">
      <style:graphic-properties draw:stroke="solid" svg:stroke-width="0.051cm" svg:stroke-color="#000000" draw:marker-start-width="0.276cm" draw:marker-end-width="0.276cm" draw:fill="none" draw:fill-color="#ffffff" draw:textarea-horizontal-align="left" draw:auto-grow-height="true" draw:auto-grow-width="true" fo:min-height="0cm" fo:min-width="0cm" fo:padding-top="0.15cm" fo:padding-bottom="0.15cm" fo:padding-left="0.275cm" fo:padding-right="0.275cm" draw:shadow="hidden"/>
    </style:style>
    <style:style style:name="gr5" style:family="graphic" style:parent-style-name="standard">
      <style:graphic-properties draw:stroke="solid" svg:stroke-width="0.051cm" svg:stroke-color="#000000" draw:marker-start-width="0.279cm" draw:marker-end-width="0.279cm" draw:fill="none" draw:fill-color="#ffffff" draw:textarea-horizontal-align="left" draw:auto-grow-height="true" draw:auto-grow-width="true" fo:min-height="0.885cm" fo:min-width="0cm" fo:padding-top="0.15cm" fo:padding-bottom="0.15cm" fo:padding-left="0.275cm" fo:padding-right="0.275cm" draw:shadow="hidden"/>
    </style:style>
    <style:style style:name="gr6" style:family="graphic" style:parent-style-name="standard">
      <style:graphic-properties draw:marker-end="Arrow" draw:textarea-horizontal-align="center" draw:textarea-vertical-align="middle"/>
    </style:style>
    <style:style style:name="gr7" style:family="graphic" style:parent-style-name="standard">
      <style:graphic-properties draw:stroke="none" svg:stroke-color="#000000" draw:fill="solid" draw:fill-color="#ff0000" draw:fill-gradient-name="Linear_20_blue_2f_white" draw:fill-image-name="Sky" draw:opacity="30%" draw:textarea-horizontal-align="justify" draw:auto-grow-height="true" draw:auto-grow-width="true" fo:min-height="0cm" fo:min-width="0cm" draw:shadow="hidden" draw:shadow-offset-x="0.305cm" draw:shadow-offset-y="0.305cm" draw:shadow-opacity="30%"/>
    </style:style>
    <style:style style:name="gr8" style:family="graphic" style:parent-style-name="standard">
      <style:graphic-properties draw:fill="solid" draw:fill-color="#ff0000" draw:textarea-horizontal-align="justify" draw:textarea-vertical-align="middle" draw:auto-grow-height="false"/>
    </style:style>
    <style:style style:name="gr9" style:family="graphic" style:parent-style-name="standard">
      <style:graphic-properties draw:fill="solid" draw:fill-color="#ffffff" draw:textarea-horizontal-align="justify" draw:textarea-vertical-align="middle" draw:auto-grow-height="false" fo:wrap-option="wrap"/>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ffffff" draw:fill="solid" draw:fill-color="#94bd5e" draw:textarea-horizontal-align="left" draw:auto-grow-height="true" draw:auto-grow-width="true" fo:min-height="0cm" fo:min-width="0cm"/>
    </style:style>
    <style:style style:name="gr12" style:family="graphic" style:parent-style-name="standard">
      <style:graphic-properties draw:stroke="none" svg:stroke-color="#ffffff" draw:fill="solid" draw:fill-color="#ff0000" draw:textarea-horizontal-align="left" draw:auto-grow-height="true" draw:auto-grow-width="true" fo:min-height="0cm" fo:min-width="0cm"/>
    </style:style>
    <style:style style:name="gr13" style:family="graphic" style:parent-style-name="standard">
      <style:graphic-properties draw:fill="solid" draw:fill-color="#ffff99" draw:textarea-horizontal-align="justify" draw:textarea-vertical-align="middle" draw:auto-grow-height="false" text:animation="alternate"/>
    </style:style>
    <style:style style:name="gr14" style:family="graphic" style:parent-style-name="standard">
      <style:graphic-properties draw:stroke="solid" draw:stroke-dash="Ultrafine_20_Dashed" svg:stroke-width="0.102cm" draw:marker-start-width="0.356cm" draw:marker-end-width="0.356cm" draw:textarea-horizontal-align="center" draw:textarea-vertical-align="middle" fo:padding-top="0.175cm" fo:padding-bottom="0.175cm" fo:padding-left="0.3cm" fo:padding-right="0.3cm"/>
    </style:style>
    <style:style style:name="gr15" style:family="graphic" style:parent-style-name="standard">
      <style:graphic-properties draw:stroke="solid" svg:stroke-width="0.051cm" svg:stroke-color="#000000" draw:marker-start-width="0.279cm" draw:marker-end-width="0.279cm" draw:fill="none" draw:fill-color="#ffffff" draw:textarea-horizontal-align="left" draw:auto-grow-height="true" draw:auto-grow-width="true" fo:min-height="0.985cm" fo:min-width="0cm" fo:padding-top="0.15cm" fo:padding-bottom="0.15cm" fo:padding-left="0.275cm" fo:padding-right="0.275cm" draw:shadow="hidden"/>
    </style:style>
    <style:style style:name="gr16" style:family="graphic" style:parent-style-name="standard">
      <style:graphic-properties draw:stroke="none" svg:stroke-color="#ffffff" draw:fill="solid" draw:fill-color="#94bd5e" draw:textarea-horizontal-align="left" draw:auto-grow-height="true" draw:auto-grow-width="true" fo:min-height="0.507cm" fo:min-width="0cm"/>
    </style:style>
    <style:style style:name="gr17" style:family="graphic" style:parent-style-name="standard">
      <style:graphic-properties draw:stroke="none" svg:stroke-color="#ffffff" draw:fill="solid" draw:fill-color="#94bd5e" draw:textarea-horizontal-align="left" draw:auto-grow-height="true" draw:auto-grow-width="true" fo:min-height="0.385cm" fo:min-width="0cm"/>
    </style:style>
    <style:style style:name="gr18" style:family="graphic" style:parent-style-name="standard">
      <style:graphic-properties draw:stroke="none" svg:stroke-color="#ffffff" draw:fill="solid" draw:fill-color="#94bd5e" draw:textarea-horizontal-align="left" draw:auto-grow-height="true" draw:auto-grow-width="true" fo:min-height="0.312cm" fo:min-width="0cm"/>
    </style:style>
    <style:style style:name="gr19" style:family="graphic" style:parent-style-name="standard">
      <style:graphic-properties draw:stroke="none" svg:stroke-color="#000000" draw:fill="solid" draw:fill-color="#ff0000" draw:fill-gradient-name="Linear_20_blue_2f_white" draw:fill-image-name="Sky" draw:opacity="30%" draw:textarea-horizontal-align="justify" draw:auto-grow-height="true" draw:auto-grow-width="false" fo:min-height="0cm" fo:min-width="4.931cm" draw:shadow="hidden" draw:shadow-offset-x="0.305cm" draw:shadow-offset-y="0.305cm" draw:shadow-opacity="30%"/>
    </style:style>
    <style:style style:name="gr20" style:family="graphic" style:parent-style-name="standard">
      <style:graphic-properties draw:stroke="solid" svg:stroke-width="0.051cm" svg:stroke-color="#000000" draw:marker-start-width="0.381cm" draw:marker-end-width="0.381cm" draw:fill="none" draw:fill-color="#ffffff" draw:textarea-horizontal-align="left" draw:auto-grow-height="true" draw:auto-grow-width="true" fo:min-height="0.985cm" fo:min-width="0cm" fo:padding-top="0.15cm" fo:padding-bottom="0.15cm" fo:padding-left="0.275cm" fo:padding-right="0.275cm" draw:shadow="hidden"/>
    </style:style>
    <style:style style:name="gr21" style:family="graphic" style:parent-style-name="standard">
      <style:graphic-properties draw:stroke="none" svg:stroke-color="#000000" draw:fill="solid" draw:fill-color="#ff0000" draw:fill-gradient-name="Linear_20_blue_2f_white" draw:fill-image-name="Sky" draw:opacity="30%" draw:textarea-horizontal-align="justify" draw:auto-grow-height="true" draw:auto-grow-width="true" fo:min-height="2.839cm" fo:min-width="6.035cm" draw:shadow="hidden" draw:shadow-offset-x="0.305cm" draw:shadow-offset-y="0.305cm" draw:shadow-opacity="30%"/>
    </style:style>
    <style:style style:name="gr22" style:family="graphic" style:parent-style-name="standard">
      <style:graphic-properties draw:stroke="none" svg:stroke-color="#ffffff" draw:fill="solid" draw:fill-color="#ff0000" draw:textarea-horizontal-align="left" draw:auto-grow-height="true" draw:auto-grow-width="true" fo:min-height="0cm" fo:min-width="3.31cm"/>
    </style:style>
    <style:style style:name="P1" style:family="paragraph">
      <style:paragraph-properties fo:margin-left="0cm" fo:margin-right="0cm" fo:margin-top="0cm" fo:margin-bottom="0cm" fo:line-height="100%" fo:text-align="center" fo:text-indent="0cm"/>
    </style:style>
    <style:style style:name="P2" style:family="paragraph">
      <style:paragraph-properties fo:text-align="center"/>
      <style:text-properties style:text-position="-45% 100%" fo:font-size="14pt" style:font-size-asian="14pt" style:font-size-complex="14pt"/>
    </style:style>
    <style:style style:name="P3" style:family="paragraph">
      <style:paragraph-properties fo:text-align="center"/>
    </style:style>
    <style:style style:name="P4" style:family="paragraph">
      <style:paragraph-properties fo:text-align="center"/>
      <style:text-properties fo:font-size="12pt" fo:font-weight="bold" style:font-size-asian="12pt" style:font-weight-asian="bold" style:font-size-complex="12pt" style:font-weight-complex="bold"/>
    </style:style>
    <style:style style:name="P5" style:family="paragraph">
      <style:text-properties fo:font-size="18pt"/>
    </style:style>
    <style:style style:name="P6" style:family="paragraph">
      <style:text-properties fo:font-family="Liberation.mono" style:font-family-generic="modern" style:font-pitch="fixed" fo:font-size="9pt" style:font-size-asian="9pt" style:font-size-complex="9pt"/>
    </style:style>
    <style:style style:name="P7" style:family="paragraph">
      <style:paragraph-properties fo:margin-left="0cm" fo:margin-right="0cm" fo:margin-top="0cm" fo:margin-bottom="0cm" fo:line-height="100%" fo:text-align="center" fo:text-indent="0cm"/>
      <style:text-properties style:text-position="-45% 100%" fo:font-size="14pt" style:font-size-asian="14pt" style:font-size-complex="14pt"/>
    </style:style>
    <style:style style:name="P8" style:family="paragraph">
      <style:paragraph-properties fo:text-align="start"/>
    </style:style>
    <style:style style:name="P9" style:family="paragraph">
      <style:paragraph-properties fo:margin-left="0cm" fo:margin-right="0cm" fo:text-align="start" fo:text-indent="0.254cm"/>
    </style:style>
    <style:style style:name="P10" style:family="paragraph">
      <style:text-properties fo:color="#0000ff" fo:font-size="12pt" fo:font-weight="bold" style:font-size-asian="12pt" style:font-weight-asian="bold" style:font-size-complex="12pt" style:font-weight-complex="bold"/>
    </style:style>
    <style:style style:name="P11" style:family="paragraph">
      <style:text-properties fo:color="#ffffff" fo:font-family="Liberation.mono" style:font-family-generic="modern" style:font-pitch="fixed" fo:font-size="10pt" fo:font-weight="bold" style:font-size-asian="10pt" style:font-weight-asian="bold" style:font-size-complex="10pt" style:font-weight-complex="bold"/>
    </style:style>
    <style:style style:name="P12" style:family="paragraph">
      <style:paragraph-properties fo:margin-left="0cm" fo:margin-right="0cm" fo:margin-top="0cm" fo:margin-bottom="0cm" fo:line-height="100%" fo:text-align="center" fo:text-indent="0cm"/>
      <style:text-properties style:text-position="-40% 100%" fo:font-size="14pt" style:font-size-asian="14pt" style:font-size-complex="14pt"/>
    </style:style>
    <style:style style:name="P13" style:family="paragraph">
      <style:paragraph-properties fo:text-align="start"/>
      <style:text-properties fo:font-size="18pt"/>
    </style:style>
    <style:style style:name="T1" style:family="text">
      <style:text-properties style:use-window-font-color="true" style:text-outline="false" style:text-line-through-style="none" style:text-position="-45% 100%" fo:font-family="'Liberation Sans'" style:font-family-generic="roman" style:font-pitch="variable" fo:font-size="14pt" fo:font-style="normal" fo:text-shadow="none" style:text-underline-style="none" fo:font-weight="normal" style:letter-kerning="true" style:font-family-asian="'DejaVu Sans'" style:font-family-generic-asian="system" style:font-pitch-asian="variable" style:font-size-asian="14pt" style:font-style-asian="normal" style:font-weight-asian="normal" style:font-family-complex="'DejaVu Sans'" style:font-family-generic-complex="system" style:font-pitch-complex="variable" style:font-size-complex="14pt" style:font-style-complex="normal" style:font-weight-complex="normal" style:text-emphasize="none" style:font-relief="none"/>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0pt" style:font-size-asian="10pt" style:font-size-complex="10pt"/>
    </style:style>
    <style:style style:name="T4" style:family="text">
      <style:text-properties fo:font-family="Liberation.mono" style:font-family-generic="modern" style:font-pitch="fixed" fo:font-size="9pt" style:font-size-asian="9pt" style:font-size-complex="9pt"/>
    </style:style>
    <style:style style:name="T5" style:family="text">
      <style:text-properties fo:font-size="12pt" style:font-size-asian="12pt" style:font-size-complex="12pt"/>
    </style:style>
    <style:style style:name="T6" style:family="text">
      <style:text-properties style:text-position="super 58%" fo:font-size="12pt" style:font-size-asian="12pt" style:font-size-complex="12pt"/>
    </style:style>
    <style:style style:name="T7" style:family="text">
      <style:text-properties fo:font-size="10pt" fo:font-style="italic" style:font-size-asian="10pt" style:font-size-complex="10pt"/>
    </style:style>
    <style:style style:name="T8" style:family="text">
      <style:text-properties style:text-position="-40% 90%" fo:font-size="10pt" fo:font-style="italic" style:font-size-asian="10pt" style:font-size-complex="10pt"/>
    </style:style>
    <style:style style:name="T9" style:family="text">
      <style:text-properties fo:color="#0000ff" fo:font-size="12pt" fo:font-weight="bold" style:font-size-asian="12pt" style:font-weight-asian="bold" style:font-size-complex="12pt" style:font-weight-complex="bold"/>
    </style:style>
    <style:style style:name="T10" style:family="text">
      <style:text-properties fo:color="#0000ff" fo:font-family="'Liberation Sans'" style:font-style-name="Regular" style:font-family-generic="swiss" style:font-pitch="variable" fo:font-size="12pt" fo:font-weight="bold" style:font-family-asian="'Liberation Sans'" style:font-style-name-asian="Regular" style:font-family-generic-asian="swiss" style:font-pitch-asian="variable" style:font-size-asian="12pt" style:font-weight-asian="bold" style:font-family-complex="'Liberation Sans'" style:font-style-name-complex="Regular" style:font-family-generic-complex="swiss" style:font-pitch-complex="variable" style:font-size-complex="12pt" style:font-weight-complex="bold"/>
    </style:style>
    <style:style style:name="T11" style:family="text">
      <style:text-properties fo:color="#0000ff" fo:font-family="'Liberation Sans'" style:font-family-generic="roman" style:font-pitch="variable" fo:font-size="12pt" fo:font-weight="bold" style:font-family-asian="'Liberation Sans'" style:font-style-name-asian="Regular" style:font-family-generic-asian="swiss" style:font-pitch-asian="variable" style:font-size-asian="12pt" style:font-weight-asian="bold" style:font-family-complex="'Liberation Sans'" style:font-style-name-complex="Regular" style:font-family-generic-complex="swiss" style:font-pitch-complex="variable" style:font-size-complex="12pt" style:font-weight-complex="bold"/>
    </style:style>
    <style:style style:name="T12" style:family="text">
      <style:text-properties fo:color="#ffffff" fo:font-family="Liberation.mono" style:font-family-generic="modern" style:font-pitch="fixed" fo:font-size="10pt" fo:font-weight="bold" style:font-size-asian="10pt" style:font-weight-asian="bold" style:font-size-complex="10pt" style:font-weight-complex="bold"/>
    </style:style>
    <style:style style:name="T13" style:family="text">
      <style:text-properties style:use-window-font-color="true" style:text-outline="false" style:text-line-through-style="none" style:text-position="-40% 100%" fo:font-family="'Liberation Sans'" style:font-family-generic="roman" style:font-pitch="variable" fo:font-size="14pt" fo:font-style="normal" fo:text-shadow="none" style:text-underline-style="none" fo:font-weight="normal" style:letter-kerning="true" style:font-family-asian="'DejaVu Sans'" style:font-family-generic-asian="system" style:font-pitch-asian="variable" style:font-size-asian="14pt" style:font-style-asian="normal" style:font-weight-asian="normal" style:font-family-complex="'DejaVu Sans'" style:font-family-generic-complex="system" style:font-pitch-complex="variable" style:font-size-complex="14pt" style:font-style-complex="normal" style:font-weight-complex="normal" style:text-emphasize="none" style:font-relief="none"/>
    </style:style>
    <style:style style:name="T14" style:family="text">
      <style:text-properties fo:font-family="Liberation.mono" style:font-family-generic="modern" style:font-pitch="fixed" fo:font-size="9pt" fo:font-weight="normal" style:font-size-asian="9pt" style:font-weight-asian="normal" style:font-size-complex="9pt" style:font-weight-complex="normal"/>
    </style:style>
    <style:style style:name="T15" style:family="text">
      <style:text-properties fo:font-size="18pt"/>
    </style:style>
    <style:style style:name="T16" style:family="text">
      <style:text-properties fo:font-size="10pt" fo:font-style="normal" style:font-size-asian="10pt" style:font-style-asian="normal" style:font-size-complex="10pt" style:font-style-complex="normal"/>
    </style:style>
    <style:style style:name="T17" style:family="text">
      <style:text-properties fo:font-family="'Zapf Chancery'" style:font-style-name="MediumItalic" style:font-family-generic="script" fo:font-size="10pt" fo:font-style="italic" fo:font-weight="normal" style:font-size-asian="10pt" style:font-style-asian="normal" style:font-size-complex="10pt" style:font-style-complex="normal"/>
    </style:style>
    <style:style style:name="T18" style:family="text">
      <style:text-properties style:text-position="-40% 90%" fo:font-family="'Zapf Chancery'" style:font-style-name="MediumItalic" style:font-family-generic="script" fo:font-size="10pt" fo:font-style="italic" fo:font-weight="normal" style:font-size-asian="10pt" style:font-style-asian="normal" style:font-size-complex="10pt" style:font-style-complex="normal"/>
    </style:style>
    <style:style style:name="T19" style:family="text">
      <style:text-properties fo:font-family="Purisa" style:font-style-name="Regular" style:font-pitch="variable" fo:font-size="10pt" fo:font-weight="250" style:font-size-asian="10pt" style:font-size-complex="10pt"/>
    </style:style>
    <style:style style:name="T20" style:family="text">
      <style:text-properties fo:font-family="'Liberation Sans'" style:font-family-generic="swiss" style:font-pitch="variable" fo:font-size="10pt" fo:font-weight="250" style:font-size-asian="10pt" style:font-size-complex="10pt"/>
    </style:style>
    <style:style style:name="T21" style:family="text">
      <style:text-properties fo:color="#0000ff" fo:font-family="'Liberation Sans'" style:font-style-name="Regular" style:font-family-generic="swiss" style:font-pitch="variable"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layer="layout" svg:width="2.875cm" svg:height="2.04cm" svg:x="1.3cm" svg:y="6.405cm">
          <text:p text:style-name="P1"><text:span text:style-name="T1">Albert</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 draw:text-style-name="P3" draw:layer="layout" svg:x1="10.525cm" svg:y1="4cm" svg:x2="10.525cm" svg:y2="8.985cm">
          <text:p/>
        </draw:line>
        <draw:custom-shape draw:style-name="gr3" draw:text-style-name="P4" draw:layer="layout" svg:width="5.08cm" svg:height="2.54cm" svg:x="4.81cm" svg:y="4cm">
          <text:p text:style-name="P3"><text:span text:style-name="T2">*...* = italic</text:span></text:p>
          <text:p text:style-name="P3"><text:span text:style-name="T2">_..._ = sub</text:span></text:p>
          <draw:enhanced-geometry svg:viewBox="0 0 21600 21600" draw:text-areas="3000 3320 17110 17330" draw:type="cloud-callout" draw:modifiers="-1551.66305845306 22985.596221959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 draw:text-style-name="P2" draw:layer="layout" svg:width="2.875cm" svg:height="2.04cm" svg:x="10.8cm" svg:y="6.406cm">
          <text:p text:style-name="P1"><text:span text:style-name="T1">Britney</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4" draw:layer="layout" svg:width="6.89cm" svg:height="2.54cm" svg:x="13.3cm" svg:y="4.001cm">
          <text:p text:style-name="P3"><text:span text:style-name="T2">&lt;i&gt;...&lt;/i&gt; = italic</text:span></text:p>
          <text:p text:style-name="P3"><text:span text:style-name="T2">&lt;sub&gt;...&lt;/sub&gt; = sub</text:span></text:p>
          <draw:enhanced-geometry svg:viewBox="0 0 21600 21600" draw:text-areas="3000 3320 17110 17330" draw:type="cloud-callout" draw:modifiers="2024.90204614715 22985.596221959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4" draw:layer="layout" svg:width="14.293cm" svg:height="1.563cm" svg:x="1.175cm" svg:y="2.035cm">
          <draw:text-box>
            <text:p><text:span text:style-name="T2">Case 1: Chaos begins</text:span></text:p>
            <text:p><text:span text:style-name="T3">Albert Electron and Britney Spikeheel are both chemists using a CSL-enabled reference </text:span></text:p>
            <text:p><text:span text:style-name="T3">manager. <text:s/>Each dreams up a markup scheme to support their own writing process.</text:span></text:p>
          </draw:text-box>
        </draw:frame>
      </draw:page>
      <draw:page draw:name="page2" draw:style-name="dp1" draw:master-page-name="Default">
        <office:forms form:automatic-focus="false" form:apply-design-mode="false"/>
        <draw:frame draw:style-name="gr5" draw:text-style-name="P5" draw:layer="layout" svg:width="12.888cm" svg:height="1.185cm" svg:x="1.075cm" svg:y="1.435cm">
          <draw:text-box>
            <text:p><text:span text:style-name="T2">Case 2: Consistent output, inconsistent database markup</text:span></text:p>
            <text:p><text:span text:style-name="T3">Albert and Britney each publish separately in Journal X, citing the same source.</text:span></text:p>
          </draw:text-box>
        </draw:frame>
        <draw:connector draw:style-name="gr6" draw:text-style-name="P3" draw:layer="layout" draw:type="line" svg:x1="2.44cm" svg:y1="6.998cm" svg:x2="4.594cm" svg:y2="4.325cm" draw:start-shape="id1" draw:start-glue-point="8" draw:end-shape="id2" svg:d="m2440 6998 2154-2673">
          <text:p/>
        </draw:connector>
        <draw:frame draw:style-name="gr7" draw:text-style-name="P6" draw:id="id2" draw:layer="layout" svg:width="5.265cm" svg:height="1.37cm" svg:x="4.594cm" svg:y="3.64cm">
          <draw:text-box>
            <text:p><text:span text:style-name="T4">author: Smith</text:span></text:p>
            <text:p><text:span text:style-name="T4">title: Wetness of *H_2_O*</text:span></text:p>
            <text:p><text:span text:style-name="T4">year: 2000</text:span></text:p>
          </draw:text-box>
        </draw:frame>
        <draw:custom-shape draw:style-name="gr1" draw:text-style-name="P7" draw:layer="layout" svg:width="2.875cm" svg:height="2.04cm" svg:x="1.035cm" svg:y="3.306cm">
          <text:p text:style-name="P1"><text:span text:style-name="T1">Albert</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 draw:text-style-name="P3" draw:id="id1" draw:layer="layout" svg:width="1.27cm" svg:height="1.905cm" svg:x="1.17cm" svg:y="6.04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3" draw:id="id5" draw:layer="layout" svg:width="4.945cm" svg:height="4.045cm" svg:x="1.91cm" svg:y="9.02cm">
          <text:p text:style-name="P8">Journal X</text:p>
          <text:p text:style-name="P8"/>
          <text:p text:style-name="P8"><text:span text:style-name="T5">Agree with Smith.</text:span><text:span text:style-name="T6">1</text:span></text:p>
          <text:p text:style-name="P8"/>
          <text:p text:style-name="P9"><text:span text:style-name="T3">1. Smith, “Wetness of </text:span><text:span text:style-name="T7">H</text:span><text:span text:style-name="T8">2</text:span><text:span text:style-name="T7">O”</text:span><text:span text:style-name="T3"> (2000).</text:span></text:p>
          <draw:enhanced-geometry svg:viewBox="0 0 21600 21600" draw:type="rectangle" draw:enhanced-path="M 0 0 L 21600 0 21600 21600 0 21600 0 0 Z N"/>
        </draw:custom-shape>
        <draw:frame draw:style-name="gr10" draw:text-style-name="P10" draw:layer="layout" svg:width="3.762cm" svg:height="0.725cm" draw:transform="rotate (0.7853981633973) translate (6.702cm 12.045cm)">
          <draw:text-box>
            <text:p><text:span text:style-name="T9">italic </text:span><text:span text:style-name="T10">≈</text:span><text:span text:style-name="T11"> chemical</text:span></text:p>
          </draw:text-box>
        </draw:frame>
        <draw:frame draw:style-name="gr11" draw:text-style-name="P11" draw:id="id4" draw:layer="layout" svg:width="3.677cm" svg:height="1.073cm" svg:x="5.075cm" svg:y="6.813cm">
          <draw:text-box draw:corner-radius="0.305cm">
            <text:p><text:span text:style-name="T12">Mangle document</text:span></text:p>
            <text:p><text:span text:style-name="T12">with Python</text:span></text:p>
          </draw:text-box>
        </draw:frame>
        <draw:frame draw:style-name="gr12" draw:text-style-name="P11" draw:id="id3" draw:layer="layout" svg:width="3.889cm" svg:height="0.662cm" svg:x="5.48cm" svg:y="5.453cm">
          <draw:text-box draw:corner-radius="0.305cm">
            <text:p><text:span text:style-name="T12">Process with CSL</text:span></text:p>
          </draw:text-box>
        </draw:frame>
        <draw:connector draw:style-name="gr6" draw:text-style-name="P3" draw:layer="layout" draw:type="curve" svg:x1="9.859cm" svg:y1="4.325cm" svg:x2="9.369cm" svg:y2="5.784cm" draw:start-shape="id2" draw:end-shape="id3" draw:end-glue-point="1" svg:d="m9859 4325c750 0 995 1459-490 1459">
          <text:p/>
        </draw:connector>
        <draw:connector draw:style-name="gr6" draw:text-style-name="P3" draw:layer="layout" draw:type="curve" svg:x1="5.48cm" svg:y1="5.784cm" svg:x2="5.075cm" svg:y2="7.349cm" draw:start-shape="id3" draw:start-glue-point="3" draw:end-shape="id4" draw:end-glue-point="3" svg:d="m5480 5784c-1357 0-1155 1565-405 1565">
          <text:p/>
        </draw:connector>
        <draw:connector draw:style-name="gr6" draw:text-style-name="P3" draw:layer="layout" draw:type="curve" svg:x1="6.913cm" svg:y1="7.886cm" svg:x2="4.382cm" svg:y2="9.02cm" draw:start-shape="id4" draw:start-glue-point="2" draw:end-shape="id5" draw:end-glue-point="0" svg:d="m6913 7886c0 850-2531 284-2531 1134">
          <text:p/>
        </draw:connector>
        <draw:connector draw:style-name="gr6" draw:text-style-name="P3" draw:layer="layout" draw:type="line" svg:x1="12.34cm" svg:y1="7.098cm" svg:x2="14.513cm" svg:y2="4.211cm" draw:start-shape="id6" draw:start-glue-point="8" draw:end-shape="id7" svg:d="m12340 7098 2173-2887">
          <text:p/>
        </draw:connector>
        <draw:frame draw:style-name="gr7" draw:text-style-name="P6" draw:id="id7" draw:layer="layout" svg:width="5.837cm" svg:height="1.743cm" svg:x="14.513cm" svg:y="3.34cm">
          <draw:text-box>
            <text:p><text:span text:style-name="T4">author: Smith</text:span></text:p>
            <text:p><text:span text:style-name="T4">title: Wetness of</text:span></text:p>
            <text:p><text:span text:style-name="T4"><text:s text:c="7"/></text:span><text:span text:style-name="T4">&lt;i&gt;H&lt;sub&gt;2&lt;/sub&gt;O&lt;/i&gt;</text:span></text:p>
            <text:p><text:span text:style-name="T4">year: 2000</text:span></text:p>
          </draw:text-box>
        </draw:frame>
        <draw:custom-shape draw:style-name="gr13" draw:text-style-name="P12" draw:layer="layout" svg:width="2.875cm" svg:height="2.04cm" svg:x="10.835cm" svg:y="3.306cm">
          <text:p text:style-name="P1"><text:span text:style-name="T13">Britney</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 draw:text-style-name="P3" draw:id="id6" draw:layer="layout" svg:width="1.27cm" svg:height="1.905cm" svg:x="11.07cm" svg:y="6.14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3" draw:id="id10" draw:layer="layout" svg:width="4.945cm" svg:height="4.045cm" svg:x="11.545cm" svg:y="9.08cm">
          <text:p text:style-name="P8">Journal X</text:p>
          <text:p text:style-name="P8"/>
          <text:p text:style-name="P8"><text:span text:style-name="T5">Disagree with Smith.</text:span><text:span text:style-name="T6">1</text:span></text:p>
          <text:p text:style-name="P8"/>
          <text:p text:style-name="P9"><text:span text:style-name="T3">1. Smith, “Wetness of </text:span><text:span text:style-name="T7">H</text:span><text:span text:style-name="T8">2</text:span><text:span text:style-name="T7">O”</text:span><text:span text:style-name="T3"> (2000).</text:span></text:p>
          <draw:enhanced-geometry svg:viewBox="0 0 21600 21600" draw:type="rectangle" draw:enhanced-path="M 0 0 L 21600 0 21600 21600 0 21600 0 0 Z N"/>
        </draw:custom-shape>
        <draw:frame draw:style-name="gr10" draw:text-style-name="P10" draw:layer="layout" svg:width="3.762cm" svg:height="0.725cm" draw:transform="rotate (0.7853981633973) translate (16.502cm 12.045cm)">
          <draw:text-box>
            <text:p><text:span text:style-name="T9">italic </text:span><text:span text:style-name="T10">≈</text:span><text:span text:style-name="T11"> chemical</text:span></text:p>
          </draw:text-box>
        </draw:frame>
        <draw:frame draw:style-name="gr11" draw:text-style-name="P11" draw:id="id9" draw:layer="layout" svg:width="3.889cm" svg:height="1.073cm" svg:x="15.075cm" svg:y="6.813cm">
          <draw:text-box draw:corner-radius="0.305cm">
            <text:p><text:span text:style-name="T12">Mangle document </text:span></text:p>
            <text:p><text:span text:style-name="T12">with Word macro</text:span></text:p>
          </draw:text-box>
        </draw:frame>
        <draw:frame draw:style-name="gr12" draw:text-style-name="P11" draw:id="id8" draw:layer="layout" svg:width="3.889cm" svg:height="0.662cm" svg:x="15.68cm" svg:y="5.453cm">
          <draw:text-box draw:corner-radius="0.305cm">
            <text:p><text:span text:style-name="T12">Process with CSL</text:span></text:p>
          </draw:text-box>
        </draw:frame>
        <draw:connector draw:style-name="gr6" draw:text-style-name="P3" draw:layer="layout" draw:type="curve" svg:x1="20.35cm" svg:y1="4.211cm" svg:x2="19.569cm" svg:y2="5.784cm" draw:start-shape="id7" draw:end-shape="id8" draw:end-glue-point="1" svg:d="m20350 4211c750 0 1140 1573-781 1573">
          <text:p/>
        </draw:connector>
        <draw:connector draw:style-name="gr6" draw:text-style-name="P3" draw:layer="layout" draw:type="curve" svg:x1="15.68cm" svg:y1="5.784cm" svg:x2="15.075cm" svg:y2="7.349cm" draw:start-shape="id8" draw:start-glue-point="3" draw:end-shape="id9" draw:end-glue-point="3" svg:d="m15680 5784c-1657 0-1355 1565-605 1565">
          <text:p/>
        </draw:connector>
        <draw:connector draw:style-name="gr6" draw:text-style-name="P3" draw:layer="layout" draw:type="curve" svg:x1="17.019cm" svg:y1="7.886cm" svg:x2="14.017cm" svg:y2="9.08cm" draw:start-shape="id9" draw:start-glue-point="2" draw:end-shape="id10" draw:end-glue-point="0" svg:d="m17019 7886c0 895-3002 299-3002 1194">
          <text:p/>
        </draw:connector>
        <draw:line draw:style-name="gr14" draw:text-style-name="P3" draw:layer="layout" svg:x1="10.625cm" svg:y1="2.905cm" svg:x2="10.625cm" svg:y2="13.065cm">
          <text:p/>
        </draw:line>
      </draw:page>
      <draw:page draw:name="page3" draw:style-name="dp1" draw:master-page-name="Default">
        <office:forms form:automatic-focus="false" form:apply-design-mode="false"/>
        <draw:frame draw:style-name="gr15" draw:text-style-name="P5" draw:layer="layout" svg:width="13.836cm" svg:height="1.285cm" svg:x="1.075cm" svg:y="1.535cm">
          <draw:text-box>
            <text:p><text:span text:style-name="T2">Case 3: Converting markup</text:span></text:p>
            <text:p><text:span text:style-name="T3">Britney converts her database entries to a new markup syntax using a bespoke utility.</text:span></text:p>
          </draw:text-box>
        </draw:frame>
        <draw:custom-shape draw:style-name="gr1" draw:text-style-name="P7" draw:id="id14" draw:layer="layout" svg:width="2.875cm" svg:height="2.04cm" svg:x="1.134cm" svg:y="3.505cm">
          <text:p text:style-name="P1"><text:span text:style-name="T1">Britney</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 draw:text-style-name="P3" draw:id="id11" draw:layer="layout" svg:width="1.27cm" svg:height="1.905cm" svg:x="15.805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6" draw:text-style-name="P3" draw:layer="layout" draw:type="curve" svg:x1="15.805cm" svg:y1="8.902cm" svg:x2="10.812cm" svg:y2="6.181cm" draw:start-shape="id11" draw:start-glue-point="6" draw:end-shape="id12" svg:d="m15805 8902c-3744 0-1248-2721-4993-2721">
          <text:p/>
        </draw:connector>
        <draw:frame draw:style-name="gr7" draw:text-style-name="P6" draw:id="id12" draw:layer="layout" svg:width="5.837cm" svg:height="1.743cm" svg:x="4.975cm" svg:y="5.31cm">
          <draw:text-box>
            <text:p><text:span text:style-name="T4">author: Smith</text:span></text:p>
            <text:p><text:span text:style-name="T4">title: Wetness of </text:span></text:p>
            <text:p><text:span text:style-name="T4"><text:s text:c="7"/></text:span><text:span text:style-name="T4">&lt;i&gt;H&lt;sub&gt;2&lt;/sub&gt;O&lt;/i&gt;</text:span></text:p>
            <text:p><text:span text:style-name="T4">year: 2000</text:span></text:p>
          </draw:text-box>
        </draw:frame>
        <draw:frame draw:style-name="gr16" draw:text-style-name="P11" draw:id="id15" draw:layer="layout" svg:width="5.37cm" svg:height="0.757cm" svg:x="5.3cm" svg:y="3.453cm">
          <draw:text-box draw:corner-radius="0.305cm">
            <text:p><text:span text:style-name="T12">Analyze Albert's scheme</text:span></text:p>
          </draw:text-box>
        </draw:frame>
        <draw:frame draw:style-name="gr17" draw:text-style-name="P11" draw:id="id17" draw:layer="layout" svg:width="6.005cm" svg:height="0.662cm" svg:x="11.34cm" svg:y="5.018cm">
          <draw:text-box draw:corner-radius="0.305cm">
            <text:p><text:span text:style-name="T12">Prepare conversion utility</text:span></text:p>
          </draw:text-box>
        </draw:frame>
        <draw:frame draw:style-name="gr18" draw:text-style-name="P11" draw:layer="layout" svg:width="5.159cm" svg:height="0.662cm" svg:x="10.22cm" svg:y="7.423cm">
          <draw:text-box draw:corner-radius="0.305cm">
            <text:p><text:span text:style-name="T12">Export or read entries</text:span></text:p>
          </draw:text-box>
        </draw:frame>
        <draw:frame draw:style-name="gr19" draw:text-style-name="P6" draw:id="id13" draw:layer="layout" svg:width="5.696cm" svg:height="1.37cm" svg:x="5.029cm" svg:y="8.811cm">
          <draw:text-box>
            <text:p><text:span text:style-name="T4">author: Smith</text:span></text:p>
            <text:p><text:span text:style-name="T14">title: Wetness of *H_2_O*</text:span></text:p>
            <text:p><text:span text:style-name="T4">year: 2000</text:span></text:p>
          </draw:text-box>
        </draw:frame>
        <draw:connector draw:style-name="gr6" draw:text-style-name="P3" draw:layer="layout" draw:type="curve" svg:x1="4.975cm" svg:y1="6.181cm" svg:x2="5.029cm" svg:y2="9.496cm" draw:start-shape="id12" draw:start-glue-point="3" draw:end-shape="id13" draw:end-glue-point="3" svg:d="m4975 6181c-750 0-777 3315 54 3315">
          <text:p/>
        </draw:connector>
        <draw:connector draw:style-name="gr6" draw:text-style-name="P3" draw:layer="layout" draw:type="curve" svg:x1="7.877cm" svg:y1="10.181cm" svg:x2="16.439cm" svg:y2="9.855cm" draw:start-shape="id13" draw:start-glue-point="2" draw:end-shape="id11" draw:end-glue-point="7" svg:d="m7877 10181c0 750 8562 913 8562-326">
          <text:p/>
        </draw:connector>
        <draw:frame draw:style-name="gr18" draw:text-style-name="P11" draw:layer="layout" svg:width="3.677cm" svg:height="0.662cm" svg:x="1.12cm" svg:y="7.523cm">
          <draw:text-box draw:corner-radius="0.305cm">
            <text:p><text:span text:style-name="T12">Convert entries</text:span></text:p>
          </draw:text-box>
        </draw:frame>
        <draw:frame draw:style-name="gr18" draw:text-style-name="P11" draw:layer="layout" svg:width="5.159cm" svg:height="0.662cm" svg:x="9.62cm" svg:y="10.923cm">
          <draw:text-box draw:corner-radius="0.305cm">
            <text:p><text:span text:style-name="T12">Edit or import entries</text:span></text:p>
          </draw:text-box>
        </draw:frame>
        <draw:connector draw:style-name="gr6" draw:text-style-name="P3" draw:layer="layout" draw:type="line" svg:x1="4.009cm" svg:y1="4.524cm" svg:x2="5.3cm" svg:y2="3.831cm" draw:start-shape="id14" draw:start-glue-point="10" draw:end-shape="id15" draw:end-glue-point="3" svg:d="m4009 4524 1291-693">
          <text:p/>
        </draw:connector>
        <draw:connector draw:style-name="gr6" draw:text-style-name="P3" draw:layer="layout" draw:type="line" svg:x1="10.67cm" svg:y1="3.831cm" svg:x2="12.141cm" svg:y2="3.754cm" draw:start-shape="id15" draw:start-glue-point="1" draw:end-shape="id16" draw:end-glue-point="3" svg:d="m10670 3831 1471-77">
          <text:p/>
        </draw:connector>
        <draw:connector draw:style-name="gr6" draw:text-style-name="P3" draw:layer="layout" draw:type="curve" svg:x1="14.342cm" svg:y1="5.68cm" svg:x2="16.439cm" svg:y2="7.95cm" draw:start-shape="id17" draw:start-glue-point="2" draw:end-shape="id11" draw:end-glue-point="5" svg:d="m14342 5680c0 1702 2097 568 2097 2270">
          <text:p/>
        </draw:connector>
        <draw:frame draw:style-name="gr17" draw:text-style-name="P11" draw:id="id16" draw:layer="layout" svg:width="4.312cm" svg:height="1.073cm" svg:x="12.141cm" svg:y="3.218cm">
          <draw:text-box draw:corner-radius="0.305cm">
            <text:p><text:span text:style-name="T12">Analyze reference </text:span></text:p>
            <text:p><text:span text:style-name="T12">manager database</text:span></text:p>
          </draw:text-box>
        </draw:frame>
        <draw:connector draw:style-name="gr6" draw:text-style-name="P3" draw:layer="layout" draw:type="line" svg:x1="14.297cm" svg:y1="4.291cm" svg:x2="14.342cm" svg:y2="5.018cm" draw:start-shape="id16" draw:start-glue-point="2" draw:end-shape="id17" draw:end-glue-point="0" svg:d="m14297 4291 45 727">
          <text:p/>
        </draw:connector>
      </draw:page>
      <draw:page draw:name="page4" draw:style-name="dp1" draw:master-page-name="Default">
        <office:forms form:automatic-focus="false" form:apply-design-mode="false"/>
        <draw:frame draw:style-name="gr20" draw:text-style-name="P5" draw:layer="layout" svg:width="9.565cm" svg:height="1.285cm" svg:x="1.075cm" svg:y="1.135cm">
          <draw:text-box>
            <text:p><text:span text:style-name="T2">Case 4: Same markup, different presentation</text:span></text:p>
            <text:p><text:span text:style-name="T3">Albert publishes in another forum.</text:span></text:p>
          </draw:text-box>
        </draw:frame>
        <draw:connector draw:style-name="gr6" draw:text-style-name="P3" draw:layer="layout" draw:type="line" svg:x1="2.44cm" svg:y1="6.998cm" svg:x2="4.398cm" svg:y2="4.709cm" draw:start-shape="id18" draw:start-glue-point="8" draw:end-shape="id19" svg:d="m2440 6998 1958-2289">
          <text:p/>
        </draw:connector>
        <draw:frame draw:style-name="gr21" draw:text-style-name="P6" draw:id="id19" draw:layer="layout" svg:width="7.36cm" svg:height="3.608cm" svg:x="4.398cm" svg:y="2.905cm">
          <draw:text-box>
            <text:p><text:span text:style-name="T4">author: Smith</text:span></text:p>
            <text:p><text:span text:style-name="T4">title: <text:s/>Wetness of *H_2_O*</text:span></text:p>
            <text:p><text:span text:style-name="T4">year: <text:s text:c="2"/>2000</text:span></text:p>
            <text:p><text:span text:style-name="T4"/></text:p>
            <text:p><text:span text:style-name="T4">author: Jones</text:span></text:p>
            <text:p><text:span text:style-name="T4">title: <text:s/>The influence of *Tn501 mer*</text:span></text:p>
            <text:p><text:span text:style-name="T4"><text:s text:c="8"/></text:span><text:span text:style-name="T4">on the takeup of version</text:span></text:p>
            <text:p><text:span text:style-name="T4"><text:s text:c="8"/></text:span><text:span text:style-name="T4">Control technology</text:span></text:p>
            <text:p><text:span text:style-name="T4">year: <text:s text:c="2"/>2008</text:span></text:p>
          </draw:text-box>
        </draw:frame>
        <draw:custom-shape draw:style-name="gr1" draw:text-style-name="P7" draw:layer="layout" svg:width="2.875cm" svg:height="2.04cm" svg:x="1.035cm" svg:y="3.306cm">
          <text:p text:style-name="P1"><text:span text:style-name="T1">Albert</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 draw:text-style-name="P3" draw:id="id18" draw:layer="layout" svg:width="1.27cm" svg:height="1.905cm" svg:x="1.17cm" svg:y="6.04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3" draw:id="id21" draw:layer="layout" svg:width="6.985cm" svg:height="6.215cm" svg:x="3.64cm" svg:y="7.615cm">
          <text:p text:style-name="P8"><text:span text:style-name="T15">Journal of Unexpected Results</text:span></text:p>
          <text:p text:style-name="P8"><text:span text:style-name="T15"/></text:p>
          <text:p text:style-name="P8"><text:span text:style-name="T5">Agree with Smith.</text:span><text:span text:style-name="T6">1</text:span><text:span text:style-name="T5"> Poke fun at Jones.</text:span><text:span text:style-name="T6">2</text:span></text:p>
          <text:p text:style-name="P8"><text:span text:style-name="T15"/></text:p>
          <text:p text:style-name="P9"><text:span text:style-name="T3">1. Smith, Wetness of</text:span><text:span text:style-name="T16"> </text:span><text:span text:style-name="T17">H</text:span><text:span text:style-name="T18">2</text:span><text:span text:style-name="T17">O</text:span><text:span text:style-name="T3"> (2000).</text:span></text:p>
          <text:p text:style-name="P9"><text:span text:style-name="T3">2. Jones, The influence of </text:span><text:span text:style-name="T19">Tn501 mer</text:span><text:span text:style-name="T20"> on the takeup of version control technology (2008).</text:span></text:p>
          <draw:enhanced-geometry svg:viewBox="0 0 21600 21600" draw:type="rectangle" draw:enhanced-path="M 0 0 L 21600 0 21600 21600 0 21600 0 0 Z N"/>
        </draw:custom-shape>
        <draw:frame draw:style-name="gr10" draw:text-style-name="P10" draw:layer="layout" svg:width="2.657cm" svg:height="1.199cm" draw:transform="rotate (0.7853981633973) translate (0.77cm 12.169cm)">
          <draw:text-box>
            <text:p><text:span text:style-name="T9">uh-oh</text:span></text:p>
            <text:p><text:span text:style-name="T9">*..* </text:span><text:span text:style-name="T21">!=</text:span><text:span text:style-name="T11"> italic</text:span></text:p>
          </draw:text-box>
        </draw:frame>
        <draw:frame draw:style-name="gr22" draw:text-style-name="P11" draw:id="id20" draw:layer="layout" svg:width="3.889cm" svg:height="0.662cm" svg:x="11.16cm" svg:y="7.053cm">
          <draw:text-box draw:corner-radius="0.305cm">
            <text:p><text:span text:style-name="T12">Process with CSL</text:span></text:p>
          </draw:text-box>
        </draw:frame>
        <draw:connector draw:style-name="gr6" draw:text-style-name="P3" draw:layer="layout" draw:type="curve" svg:x1="11.758cm" svg:y1="4.709cm" svg:x2="13.104cm" svg:y2="7.053cm" draw:start-shape="id19" draw:start-glue-point="1" draw:end-shape="id20" draw:end-glue-point="0" svg:d="m11758 4709c898 0 1346 781 1346 2344">
          <text:p/>
        </draw:connector>
        <draw:connector draw:style-name="gr6" draw:text-style-name="P3" draw:layer="layout" draw:type="curve" svg:x1="13.104cm" svg:y1="7.715cm" svg:x2="10.625cm" svg:y2="10.722cm" draw:start-shape="id20" draw:start-glue-point="2" draw:end-shape="id21" draw:end-glue-point="1" svg:d="m13104 7715c0 2005-826 3007-2479 3007">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Sky" xlink:href="Pictures/100000000000005E0000005E2FA489E1.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05cm" draw:marker-start-center="false" draw:marker-end-width="0.305cm" draw:marker-end-center="false" svg:stroke-opacity="100%" draw:fill="solid" draw:fill-color="#00cccc" draw:fill-gradient-name="Gradient_20_7" draw:fill-hatch-name="Hatch_20_4" draw:fill-image-name="Bitmape_20_5" draw:fill-image-width="0cm" draw:fill-image-height="0cm" draw:auto-grow-height="true" draw:fit-to-size="fals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Frank Bennett</meta:initial-creator>
    <meta:creation-date>2009-05-09T08:56:53</meta:creation-date>
    <dc:date>2009-05-11T17:20:58</dc:date>
    <dc:creator>Frank Bennett</dc:creator>
    <meta:editing-duration>PT16H33M56S</meta:editing-duration>
    <meta:editing-cycles>17</meta:editing-cycles>
    <meta:generator>OpenOffice.org/3.0$Linux OpenOffice.org_project/300m9$Build-9358</meta:generator>
    <meta:document-statistic meta:object-count="58"/>
    <meta:user-defined meta:name="Info 1"/>
    <meta:user-defined meta:name="Info 2"/>
    <meta:user-defined meta:name="Info 3"/>
    <meta:user-defined meta:name="Info 4"/>
  </office:meta>
</office:document-meta>
</file>